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T1"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4818*" fo:start-indent="0in" fo:end-indent="0.1in"/>
          <style:column style:rel-width="4819*"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Emphasis"><text:span text:style-name="T1">Funkcionális Genomikai Laboratórium</text:span></text:span><text:line-break/>Csoportvezető: Puskás László, PhD </text:p>
      <text:section text:style-name="Sect1" text:name="Section1">
        <text:p text:style-name="P1"><text:line-break/>    A microarray-ek (DNS chipek) olyan kémiailag aktivált üveglemezek, melyek felületére nagy számban oligonukleotidok, cDNS- és fehérje molekulák vagy gyógyszeralapanyagként funkcionáló kismolekulák vannak kikötve nagy sűrűségben. Ezek a lemezek olyan új, különleges eszközei a funkcionális molekuláris biológiának, melyek különböző genomi mutációk, gén kifejeződési mintázatok és fehérjeszintek gyors és egyidejű összehasonlítását teszik lehetővé szerteágazó biológiai mintákon különböző rendszer szinteken [genom (kromoszómális DNS szekvencia összessége), transzkriptom (mRNS populáció), proteom (fehérje populáció) szintek]. 2000. óta az Szegedi Biológiai Központban működő Funkcionális Genomika Laboratórium sikerrel alkalmazza a microarray technikát a genomikai, transzkriptomikai és proteomikai kutatásokban. Laboratóriumunk kiválóan felszerelt a módszerhez szükséges összes magas színvonalú eszközzel és az adatfeldolgozáshoz szükséges szoftveres háttérrel. Ezek a műszerek többek között a microarray készítéshez szükséges nyomtatórobot (MicroGrid II TAS), mely nagydenzitású (25.000 pont/lemez) nyomtatásra képes, a teljesen automata hibridizáló állomás (Ventana) a hibridizálási körülmények precíz beállíthatóságával, a lemezek leolvasására alkalmas nagy érzékenységű és felbontású konfokális lézer szkenner (Agilent Technologies) valamint az adatok validálásához szükséges valós idejű PCR gép (Corbett Research). Laboratóriumunk Sun munkaállomás (Sun Microsystem) segítségével jelenleg olyan helyi adatbázist épít, mely az egyes microarray kísérletekhez tartozó teljes adat állományt rögzíti és tárolja. A lemezek kiértékeléséhez és az adatok feldolgozásához, rendszerezéséhez a GenePix pontelemző és az OmniViz klaszter analizáló szoftvereket használjuk. A laboratórium részben kiszolgáló, részben kollaboratív alapon működik. Számos kollaboratív partnerünk van mind hazai mind külföldi intézetekből.</text:p>
        <text:p text:style-name="P1"/>
        <text:p text:style-name="P1"><text:line-break/>       Genomi szint: A kromoszóma változások, mint a deléció vagy az amplifikáció meglehetősen gyakoriak a különböző betegségekben. A specifikus átrendeződések számos esetben jellemzőek az egyedi betegségre illetve annak aktuális állapotára. Az összehasonlító genomi hibridizáció (CGH) gyors és nagy felbontású, DNS chip alapú módszer, ami egy kísérleti lépésben számos információt szolgáltat egy adott sejt teljes genomjáról, a mono- és poliszómiákról, az amplifikációkról és deléciókról. Alkalmazhatóság és felbontás tekintetében messze túlszárnyalja az eddig használatos módszereket. Ezt a módszert alkalmazva egy Merkel sejtes karcinómával diagnosztizált beteget vizsgáltunk. Munkánk célja az volt, hogy összehasonlító genom hibridizációval igazoltuk a Merkel sejtes karcinóma és a kialakult tonsillaris (mesopharynx) tumor közös eredetét. A kapott eredmények alapján mindkét tumorban azonosítottuk azokat a géneket, melyek esetében történt deléció, ill. amplifikáció. Összehasonlítva a két tumor adatait, a megváltozott gének többsége mindkét tumorban detektálható volt, míg olyan géneket is találtunk, melyek csak az egyik tumorban mutattak változást. A microarray analízis adatai alapján azt feltételeztük, hogy a tonsillaris tumor és a felső ajkon jelentkező Merkel sejtes karcinóma közös genetikai eredetű. Eredményeink alapján azt feltételeztük, hogy a Merkel sejtes karcinóma és az időben később megjelenő tonsillaris tumor közös premalignus sejtcsoportból, független folyamatok hatására alakult ki.</text:p>
        <text:p text:style-name="P1"><text:line-break/>       Génkifejeződési szint: A microarray technika legfontosabb és leginformatívabb alkalmazása különböző biológiai minták génexpressziójának párhuzamos vizsgálata, mely a genom aktív elemeire összpontosít. A technika lehetővé teszi, hogy egyetlen kísérletben specifikus sejtpopulációk teljes génkifejeződési mintázatát összehasonlítva vizsgáljuk. A génkifejeződési mintázatok elemzésének legfontosabb célja a normálistól eltérő módon működő gének felderítése különböző fiziológiai és patológiai <text:soft-page-break/>állapotokban. A cDNS- vagy oligonukleotid darabokat hordozó chipek így egy adott sejt adott állapotára jellemző molekuláris ujjlenyomat elkészítésére alkalmasak. Laboratóriumunk sikeresen alkalmazta ezt a technikát számos környezeti és biológiai hatásra bekövetkező génkifejeződési változás analizálására. Vizsgáltuk többek között esszenciális zsírsavak táplálkozás élettani hatását, a csontritkulás és a gyulladás állat modelljeit, különböző baktérium és növényfajok stressz válaszát, különböző gyógyszer molekulákkal kezelt humán sejtvonalakat illetve különböző patológiás szöveteket. Olyan DNS chipeket fejlesztettünk ki, melyek számos, a stressz válaszban szerepet játszó gének homológ próbáit tartalmazva alkalmasak különböző toxikológiai stresszhatások elemzésére génexpressziós szinten. Alkalmazásásukkal gyógyszeralapanyagként felhasználható kismolekulák, biológiai és egyéb anyagok toxikológiai profilja határozható meg, mely ezen vegyületek későbbi felhasználhatósága szempontjából elengedhetetlen információt jelent.</text:p>
        <text:p text:style-name="P1"><text:line-break/>       Fehérje szint: Bár a génkifejeződési mintázat analízise jó lehetőségeket kínál betegségekben résztvevő gének felderítésére, mégis az mRNS populáció tanulmányozása önmagában figyelmen kívül hagyja azt a tényt, hogy a tényleges sejtfunkciókat fehérjék látják el. Számos poszttranszlációs modosítás, mint pl. az RNS splicing, foszforiláció, glikolizáció módosíthatja a fehérjék működését. Sem a genom, sem a transzkriptom analízise nem ad információt a fehérje-fehérje kölcsönhatásokról, hogyan és hol jönnek létre a sejtben a különböző környezeti hatások következtében. Ahhoz, hogy a komplex biológiai rendszerek működéséről információt kapjunk, a fehérje-fehérje kapcsolatok illetve a fehérje populáció összetételének ismerete szükséges. Laboratóriumunk mind saját készítésű, mind kereskedelmi forgalomban elérhető fehérje chipeket alkalmaz a fehérje expresszió elemzésére. Speciális, egyes fehérje csoportokra fókuszált chipek fejlesztése jelenleg is folyik és a közeljövőben elérhető lesz laborunkban.</text:p>
        <text:p text:style-name="P1"/>
      </text:section>
      <text:p text:style-name="Text_20_body"><draw:frame draw:style-name="fr1" draw:name="graphics1" text:anchor-type="as-char" svg:width="3.0937in" svg:height="1.5in" draw:z-index="0"><draw:image xlink:href="http://www.humangenom.hu/uploads/images/FunctGen1.jpg" xlink:type="simple" xlink:show="embed" xlink:actuate="onLoad"/></draw:frame></text:p>
      <text:p text:style-name="Text_20_body">1. ábra cDNS microarray lemezek A: humán limfociták totál RNS-ből származó Cy5 festékkel jelölt cDNS próbával hibridizálva. B: humán egészséges szövet totál RNS-ből származó Cy5 festékkel jelölt cDNS próba és humán tumoros szövet totál RNS-ből származó Cy3 festékkel jelölt cDNS próba keverékével hibridizálv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SG"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SG"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08-05-09T09:01:58</meta:creation-date>
    <dc:date>2008-05-09T09:04:10</dc:date>
    <meta:editing-cycles>1</meta:editing-cycles>
    <meta:editing-duration>PT2M14S</meta:editing-duration>
    <meta:user-defined meta:name="Info 1"/>
    <meta:user-defined meta:name="Info 2"/>
    <meta:user-defined meta:name="Info 3"/>
    <meta:user-defined meta:name="Info 4"/>
    <meta:document-statistic meta:table-count="0" meta:image-count="1" meta:object-count="0" meta:page-count="2" meta:paragraph-count="7" meta:word-count="749" meta:character-count="6340"/>
  </office:meta>
</office:document-meta>
</file>